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1-11T13:29:00Z</dc:date>
    <meta:template xlink:href="Normal" xlink:type="simple"/>
    <meta:editing-cycles>21</meta:editing-cycles>
    <meta:editing-duration>PT2550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8" meta:word-count="1366" meta:character-count="9136" meta:row-count="64" meta:non-whitespace-character-count="7788"/>
  </office:meta>
</office:document-meta>
</file>